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762cm" fo:break-before="auto" style:use-optimal-row-height="false"/>
    </style:style>
    <style:style style:name="ro10" style:family="table-row">
      <style:table-row-properties style:row-height="5.449cm" fo:break-before="auto" style:use-optimal-row-height="false"/>
    </style:style>
    <style:style style:name="ro11" style:family="table-row">
      <style:table-row-properties style:row-height="4.528cm" fo:break-before="auto" style:use-optimal-row-height="false"/>
    </style:style>
    <style:style style:name="ro12" style:family="table-row">
      <style:table-row-properties style:row-height="21.21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8 524">
            <text:p>test_Parser(primitives): 0,8 524</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8">
            <text:p>0,8 sec</text:p>
          </table:table-cell>
          <table:table-cell table:style-name="ce160" table:formula="of:=TESTSTAT(&quot;count&quot;; [.B46])" office:value-type="float" office:value="524">
            <text:p>524</text:p>
          </table:table-cell>
          <table:table-cell table:style-name="ce162" table:formula="of:=[.E46]/[.D46]" office:value-type="float" office:value="655">
            <text:p>655,0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1 600">
            <text:p>test_Parser(multiplicity): 1 60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1">
            <text:p>1,0 sec</text:p>
          </table:table-cell>
          <table:table-cell table:style-name="ce160" table:formula="of:=TESTSTAT(&quot;count&quot;; [.B47])" office:value-type="float" office:value="600">
            <text:p>600</text:p>
          </table:table-cell>
          <table:table-cell table:style-name="ce162" table:formula="of:=[.E47]/[.D47]" office:value-type="float" office:value="600">
            <text:p>600,0 a/sec</text:p>
          </table:table-cell>
          <table:table-cell table:number-columns-repeated="4"/>
        </table:table-row>
        <table:table-row table:style-name="ro6">
          <table:table-cell/>
          <table:table-cell table:formula="of:=TEST_PARSER(&quot;basic&quot;)" office:value-type="string" office:string-value="test_Parser(basic): 1,1 927">
            <text:p>test_Parser(basic): 1,1 927</text:p>
          </table:table-cell>
          <table:table-cell table:formula="of:=TESTSTAT(&quot;name&quot;; [.B48])" office:value-type="string" office:string-value="test_Parser(basic):">
            <text:p>test_Parser(basic):</text:p>
          </table:table-cell>
          <table:table-cell table:style-name="ce158" table:formula="of:=TESTSTAT(&quot;time&quot;; [.B48])" office:value-type="float" office:value="1.1">
            <text:p>1,1 sec</text:p>
          </table:table-cell>
          <table:table-cell table:style-name="ce160" table:formula="of:=TESTSTAT(&quot;count&quot;; [.B48])" office:value-type="float" office:value="927">
            <text:p>927</text:p>
          </table:table-cell>
          <table:table-cell table:style-name="ce162" table:formula="of:=[.E48]/[.D48]" office:value-type="float" office:value="842.727272727273">
            <text:p>842,7 a/sec</text:p>
          </table:table-cell>
          <table:table-cell table:number-columns-repeated="4"/>
        </table:table-row>
        <table:table-row table:style-name="ro6">
          <table:table-cell/>
          <table:table-cell table:formula="of:=TEST_PARSER(&quot;special&quot;)" office:value-type="string" office:string-value="test_Parser(special): 0,2 160">
            <text:p>test_Parser(special): 0,2 160</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160">
            <text:p>160</text:p>
          </table:table-cell>
          <table:table-cell table:style-name="ce162" table:formula="of:=[.E49]/[.D49]" office:value-type="float" office:value="800">
            <text:p>800,0 a/sec</text:p>
          </table:table-cell>
          <table:table-cell table:number-columns-repeated="4"/>
        </table:table-row>
        <table:table-row table:style-name="ro6">
          <table:table-cell/>
          <table:table-cell table:formula="of:=TEST_PARSER(&quot;numbers&quot;)" office:value-type="string" office:string-value="test_Parser(numbers): 2,5 2014">
            <text:p>test_Parser(numbers): 2,5 2014</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2.5">
            <text:p>2,5 sec</text:p>
          </table:table-cell>
          <table:table-cell table:style-name="ce160" table:formula="of:=TESTSTAT(&quot;count&quot;; [.B50])" office:value-type="float" office:value="2014">
            <text:p>2014</text:p>
          </table:table-cell>
          <table:table-cell table:style-name="ce162" table:formula="of:=[.E50]/[.D50]" office:value-type="float" office:value="805.6">
            <text:p>805,6 a/sec</text:p>
          </table:table-cell>
          <table:table-cell table:number-columns-repeated="4"/>
        </table:table-row>
        <table:table-row table:style-name="ro6">
          <table:table-cell/>
          <table:table-cell table:formula="of:=TEST_PARSER(&quot;types&quot;)" office:value-type="string" office:string-value="test_Parser(types): 4,2 3800">
            <text:p>test_Parser(types): 4,2 3800</text:p>
          </table:table-cell>
          <table:table-cell table:formula="of:=TESTSTAT(&quot;name&quot;; [.B51])" office:value-type="string" office:string-value="test_Parser(types):">
            <text:p>test_Parser(types):</text:p>
          </table:table-cell>
          <table:table-cell table:style-name="ce158" table:formula="of:=TESTSTAT(&quot;time&quot;; [.B51])" office:value-type="float" office:value="4.2">
            <text:p>4,2 sec</text:p>
          </table:table-cell>
          <table:table-cell table:style-name="ce160" table:formula="of:=TESTSTAT(&quot;count&quot;; [.B51])" office:value-type="float" office:value="3800">
            <text:p>3800</text:p>
          </table:table-cell>
          <table:table-cell table:style-name="ce162" table:formula="of:=[.E51]/[.D51]" office:value-type="float" office:value="904.761904761905">
            <text:p>904,8 a/sec</text:p>
          </table:table-cell>
          <table:table-cell table:number-columns-repeated="4"/>
        </table:table-row>
        <table:table-row table:style-name="ro6">
          <table:table-cell table:number-columns-repeated="3"/>
          <table:table-cell table:style-name="ce159" table:formula="of:=SUM([.D46:.D51])" office:value-type="float" office:value="9.8">
            <text:p>9,8 sec</text:p>
          </table:table-cell>
          <table:table-cell table:style-name="ce161" table:formula="of:=SUM([.E46:.E51])" office:value-type="float" office:value="8025">
            <text:p>8025</text:p>
          </table:table-cell>
          <table:table-cell table:style-name="ce163" table:formula="of:=[.E52]/[.D52]" office:value-type="float" office:value="818.877551020408">
            <text:p>818,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8,9 8025">
            <text:p>test_Parser(all): 8,9 8025</text:p>
          </table:table-cell>
          <table:table-cell table:formula="of:=TESTSTAT(&quot;name&quot;; [.B54])" office:value-type="string" office:string-value="test_Parser(all):">
            <text:p>test_Parser(all):</text:p>
          </table:table-cell>
          <table:table-cell table:style-name="ce158" table:formula="of:=TESTSTAT(&quot;time&quot;; [.B54])" office:value-type="float" office:value="8.9">
            <text:p>8,9 sec</text:p>
          </table:table-cell>
          <table:table-cell table:style-name="ce160" table:formula="of:=TESTSTAT(&quot;count&quot;; [.B54])" office:value-type="float" office:value="8025">
            <text:p>8025</text:p>
          </table:table-cell>
          <table:table-cell table:style-name="ce162" table:formula="of:=[.E54]/[.D54]" office:value-type="float" office:value="901.685393258427">
            <text:p>901,7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2"/>├─op1:'!'<text:line-break/> <text:s text:c="2"/>│ <text:s text:c="3"/>└─C:False<text:line-break/> <text:s text:c="2"/>└─op2:'+'<text:line-break/> <text:s text:c="7"/>├─op2:'*'<text:line-break/> <text:s text:c="7"/>│ <text:s text:c="3"/>├─I:'B'<text:line-break/> <text:s text:c="7"/>│ <text:s text:c="3"/>└─I:'C'<text:line-break/> <text:s text:c="7"/>└─I:'A'</text:p>
          </table:table-cell>
          <table:table-cell table:number-columns-repeated="8"/>
        </table:table-row>
        <table:table-row table:style-name="ro8">
          <table:table-cell table:style-name="ce153" office:value-type="string">
            <text:p>asdf</text:p>
          </table:table-cell>
          <table:table-cell table:style-name="ce153" table:formula="of:=TEST_AST([.A59])" office:value-type="string" office:string-value="S&#13;&#10;├─T&#13;&#10;│ └─F&#13;&#10;│   └─I&#13;&#10;│     └─'A'&#13;&#10;├─'+'&#13;&#10;└─S&#13;&#10;  └─T&#13;&#10;    ├─F&#13;&#10;    │ └─I&#13;&#10;    │   └─'B'&#13;&#10;    ├─'*'&#13;&#10;    └─T&#13;&#10;      └─F&#13;&#10;        └─I&#13;&#10;          └─'C'">
            <text:p>S<text:line-break/>├─T<text:line-break/>│ └─F<text:line-break/>│ <text:s text:c="2"/>└─I<text:line-break/>│ <text:s text:c="4"/>└─'A'<text:line-break/>├─'+'<text:line-break/>└─S<text:line-break/> <text:s/>└─T<text:line-break/> <text:s text:c="3"/>├─F<text:line-break/> <text:s text:c="3"/>│ └─I<text:line-break/> <text:s text:c="3"/>│ <text:s text:c="2"/>└─'B'<text:line-break/> <text:s text:c="3"/>├─'*'<text:line-break/> <text:s text:c="3"/>└─T<text:line-break/> <text:s text:c="5"/>└─F<text:line-break/> <text:s text:c="7"/>└─I<text:line-break/> <text:s text:c="9"/>└─'C'</text:p>
          </table:table-cell>
          <table:table-cell table:number-columns-repeated="8"/>
        </table:table-row>
        <table:table-row table:style-name="ro9">
          <table:table-cell table:style-name="ce153" office:value-type="string">
            <text:p>pBinDigit</text:p>
          </table:table-cell>
          <table:table-cell table:style-name="ce153" table:formula="of:=TPARSER_TOSTRING([.A60])" office:value-type="string" office:string-value="BinDigit_1 where&#13;&#10;BinDigit_1 ::= (str '0') &gt;&gt;= \_.return 0&#13;&#10;             | (str '1') &gt;&gt;= \_.return 1">
            <text:p>BinDigit_1 where<text:line-break/>BinDigit_1 ::= (str '0') &gt;&gt;= \_.return 0<text:line-break/> <text:s text:c="12"/>| (str '1') &gt;&gt;= \_.return 1</text:p>
          </table:table-cell>
          <table:table-cell table:number-columns-repeated="8"/>
        </table:table-row>
        <table:table-row table:style-name="ro10">
          <table:table-cell table:style-name="ce153" office:value-type="string">
            <text:p>pDecDigit</text:p>
          </table:table-cell>
          <table:table-cell table:style-name="ce153" table:formula="of:=TPARSER_TOSTRING([.A61])" office:value-type="string" office:string-value="DecDigit_1 where&#13;&#10;DecDigit_1 ::= BinDigit_2&#13;&#10;             | (str '2') &gt;&gt;= \_.return 2&#13;&#10;             | (str '3') &gt;&gt;= \_.return 3&#13;&#10;             | (str '4') &gt;&gt;= \_.return 4&#13;&#10;             | (str '5') &gt;&gt;= \_.return 5&#13;&#10;             | (str '6') &gt;&gt;= \_.return 6&#13;&#10;             | (str '7') &gt;&gt;= \_.return 7&#13;&#10;             | (str '8') &gt;&gt;= \_.return 8&#13;&#10;             | (str '9') &gt;&gt;= \_.return 9&#13;&#10;BinDigit_2 ::= (str '0') &gt;&gt;= \_.return 0&#13;&#10;             | (str '1') &gt;&gt;= \_.return 1">
            <text:p>DecDigit_1 where<text:line-break/>DecDigit_1 ::= BinDigit_2<text:line-break/> <text:s text:c="12"/>| (str '2') &gt;&gt;= \_.return 2<text:line-break/> <text:s text:c="12"/>| (str '3') &gt;&gt;= \_.return 3<text:line-break/> <text:s text:c="12"/>| (str '4') &gt;&gt;= \_.return 4<text:line-break/> <text:s text:c="12"/>| (str '5') &gt;&gt;= \_.return 5<text:line-break/> <text:s text:c="12"/>| (str '6') &gt;&gt;= \_.return 6<text:line-break/> <text:s text:c="12"/>| (str '7') &gt;&gt;= \_.return 7<text:line-break/> <text:s text:c="12"/>| (str '8') &gt;&gt;= \_.return 8<text:line-break/> <text:s text:c="12"/>| (str '9') &gt;&gt;= \_.return 9<text:line-break/>BinDigit_2 ::= (str '0') &gt;&gt;= \_.return 0<text:line-break/> <text:s text:c="12"/>| (str '1') &gt;&gt;= \_.return 1</text:p>
          </table:table-cell>
          <table:table-cell table:number-columns-repeated="8"/>
        </table:table-row>
        <table:table-row table:style-name="ro11">
          <table:table-cell table:style-name="ce153" office:value-type="string">
            <text:p>pHexLit</text:p>
          </table:table-cell>
          <table:table-cell table:style-name="ce153" table:formula="of:=TPARSER_TOSTRING([.A62])" office:value-type="string" office:string-value="HexLit_1 where&#13;&#10;HexLit_1 ::= (do  _ &lt;- (str '0x')&#13;&#10;                 a0 &lt;- HexNum_2&#13;&#10;              return a0&#13;&#10;             )&#13;&#10;HexNum_2 ::= (do a0 &lt;- HexDigit_3+&#13;&#10;              return ((foldl1 \a0.add ((mul 16) a0)) a0)&#13;&#10;             )&#13;&#10;HexDigit_3 ::= item &gt;&gt;= \a0.(ite (inRange 48 57) \a0.pReturn ((add -48) a0) (ite (inRange 65 70) \a0.pReturn ((add -55) a0) (ite (inRange 97 102) \a0.pReturn ((add -87) a0) (fstArg fail)))) (asc a0)">
            <text:p>HexLit_1 where<text:line-break/>HexLit_1 ::= (do <text:s/>_ &lt;- (str '0x')<text:line-break/> <text:s text:c="16"/>a0 &lt;- HexNum_2<text:line-break/> <text:s text:c="13"/>return a0<text:line-break/> <text:s text:c="12"/>)<text:line-break/>HexNum_2 ::= (do a0 &lt;- HexDigit_3+<text:line-break/> <text:s text:c="13"/>return ((foldl1 \a0.add ((mul 16) a0)) a0)<text:line-break/> <text:s text:c="12"/>)<text:line-break/>HexDigit_3 ::= item &gt;&gt;= \a0.(ite (inRange 48 57) \a0.pReturn ((add -48) a0) (ite (inRange 65 70) \a0.pReturn ((add -55) a0) (ite (inRange 97 102) \a0.pReturn ((add -87) a0) (fstArg fail)))) (asc a0)</text:p>
          </table:table-cell>
          <table:table-cell table:number-columns-repeated="8"/>
        </table:table-row>
        <table:table-row table:style-name="ro12">
          <table:table-cell table:style-name="ce153" office:value-type="string">
            <text:p>pTypeExpr</text:p>
          </table:table-cell>
          <table:table-cell table:style-name="ce153" table:formula="of:=TPARSER_TOSTRING([.A63])" office:value-type="string" office:string-value="TypeExpr_1 where&#13;&#10;TypeExpr_1 ::= (do  _ &lt;- ([ \t])*&#13;&#10;                   a0 &lt;- NonArrow_2&#13;&#10;                    _ &lt;- ([ \t])*&#13;&#10;                   a1 &lt;- ((str '-&gt;') &gt;&gt;= \_.TypeExpr_1)?&#13;&#10;                return (maybeMakeArrowType a0 a1)&#13;&#10;               )&#13;&#10;NonArrow_2 ::= BaseType_8&#13;&#10;             | TypeVar_9&#13;&#10;             | ListType_3&#13;&#10;             | ParensTyEx_7&#13;&#10;             | (do a0 &lt;- (do a1 &lt;- [A-Z]&#13;&#10;                             a2 &lt;- [a-z]+&#13;&#10;                          return ((foldl concat) a1 a2)&#13;&#10;                         )&#13;&#10;                   a3 &lt;- (([ \t])+ &gt;&gt;= \_.NonArrow_2)*&#13;&#10;                return (mkTypeCtor a0 a3)&#13;&#10;               )&#13;&#10;ParensTyEx_7 ::= (do  _ &lt;- (str '(')&#13;&#10;                     a0 &lt;- TyUnitSuffix_4&#13;&#10;                         | TySingleSuffix_5&#13;&#10;                         | TyTupleSuffix_6&#13;&#10;                  return a0&#13;&#10;                 )&#13;&#10;TyTupleSuffix_6 ::= (do a0 &lt;- TypeExpr_1&#13;&#10;                        a1 &lt;- (do  _ &lt;- (str ',')&#13;&#10;                                  a2 &lt;- TypeExpr_1&#13;&#10;                               return a2&#13;&#10;                              )+&#13;&#10;                         _ &lt;- (str ')')&#13;&#10;                     return (mkTupleType a0 a1)&#13;&#10;                    )&#13;&#10;TySingleSuffix_5 ::= (do a0 &lt;- TypeExpr_1&#13;&#10;                          _ &lt;- (str ')')&#13;&#10;                      return a0&#13;&#10;                     )&#13;&#10;TyUnitSuffix_4 ::= (str ')') &gt;&gt;= \_.return '(Unit [])'&#13;&#10;ListType_3 ::= (do  _ &lt;- (str '[')&#13;&#10;                   a0 &lt;- (do a1 &lt;- TypeExpr_1&#13;&#10;                             a2 &lt;- (return [])&#13;&#10;                          return (cons a1 a2)&#13;&#10;                         )&#13;&#10;                    _ &lt;- (str ']')&#13;&#10;                return ((mkTypeCtor 'List') a0)&#13;&#10;               )&#13;&#10;TypeVar_9 ::= [a-z] &gt;&gt;= return ° mkTypeVar&#13;&#10;BaseType_8 ::= (str 'Any')&#13;&#10;             | (str 'Bool')&#13;&#10;             | (str 'Char')&#13;&#10;             | (str 'Str')&#13;&#10;             | (str 'Int')&#13;&#10;             | (str 'Long')">
            <text:p>TypeExpr_1 where<text:line-break/>TypeExpr_1 ::= (do <text:s/>_ &lt;- ([ \t])*<text:line-break/> <text:s text:c="18"/>a0 &lt;- NonArrow_2<text:line-break/> <text:s text:c="19"/>_ &lt;- ([ \t])*<text:line-break/> <text:s text:c="18"/>a1 &lt;- ((str '-&gt;') &gt;&gt;= \_.TypeExpr_1)?<text:line-break/> <text:s text:c="15"/>return (maybeMakeArrowType a0 a1)<text:line-break/> <text:s text:c="14"/>)<text:line-break/>NonArrow_2 ::= BaseType_8<text:line-break/> <text:s text:c="12"/>| TypeVar_9<text:line-break/> <text:s text:c="12"/>| ListType_3<text:line-break/> <text:s text:c="12"/>| ParensTyEx_7<text:line-break/> <text:s text:c="12"/>| (do a0 &lt;- (do a1 &lt;- [A-Z]<text:line-break/> <text:s text:c="28"/>a2 &lt;- [a-z]+<text:line-break/> <text:s text:c="25"/>return ((foldl concat) a1 a2)<text:line-break/> <text:s text:c="24"/>)<text:line-break/> <text:s text:c="18"/>a3 &lt;- (([ \t])+ &gt;&gt;= \_.NonArrow_2)*<text:line-break/> <text:s text:c="15"/>return (mkTypeCtor a0 a3)<text:line-break/> <text:s text:c="14"/>)<text:line-break/>ParensTyEx_7 ::= (do <text:s/>_ &lt;- (str '(')<text:line-break/> <text:s text:c="20"/>a0 &lt;- TyUnitSuffix_4<text:line-break/> <text:s text:c="24"/>| TySingleSuffix_5<text:line-break/> <text:s text:c="24"/>| TyTupleSuffix_6<text:line-break/> <text:s text:c="17"/>return a0<text:line-break/> <text:s text:c="16"/>)<text:line-break/>TyTupleSuffix_6 ::= (do a0 &lt;- TypeExpr_1<text:line-break/> <text:s text:c="23"/>a1 &lt;- (do <text:s/>_ &lt;- (str ',')<text:line-break/> <text:s text:c="33"/>a2 &lt;- TypeExpr_1<text:line-break/> <text:s text:c="30"/>return a2<text:line-break/> <text:s text:c="29"/>)+<text:line-break/> <text:s text:c="24"/>_ &lt;- (str ')')<text:line-break/> <text:s text:c="20"/>return (mkTupleType a0 a1)<text:line-break/> <text:s text:c="19"/>)<text:line-break/>TySingleSuffix_5 ::= (do a0 &lt;- TypeExpr_1<text:line-break/> <text:s text:c="25"/>_ &lt;- (str ')')<text:line-break/> <text:s text:c="21"/>return a0<text:line-break/> <text:s text:c="20"/>)<text:line-break/>TyUnitSuffix_4 ::= (str ')') &gt;&gt;= \_.return '(Unit [])'<text:line-break/>ListType_3 ::= (do <text:s/>_ &lt;- (str '[')<text:line-break/> <text:s text:c="18"/>a0 &lt;- (do a1 &lt;- TypeExpr_1<text:line-break/> <text:s text:c="28"/>a2 &lt;- (return [])<text:line-break/> <text:s text:c="25"/>return (cons a1 a2)<text:line-break/> <text:s text:c="24"/>)<text:line-break/> <text:s text:c="19"/>_ &lt;- (str ']')<text:line-break/> <text:s text:c="15"/>return ((mkTypeCtor 'List') a0)<text:line-break/> <text:s text:c="14"/>)<text:line-break/>TypeVar_9 ::= [a-z] &gt;&gt;= return ° mkTypeVar<text:line-break/>BaseType_8 ::= (str 'Any')<text:line-break/> <text:s text:c="12"/>| (str 'Bool')<text:line-break/> <text:s text:c="12"/>| (str 'Char')<text:line-break/> <text:s text:c="12"/>| (str 'Str')<text:line-break/> <text:s text:c="12"/>| (str 'Int')<text:line-break/> <text:s text:c="12"/>| (str 'Long')</text:p>
          </table:table-cell>
          <table:table-cell table:number-columns-repeated="8"/>
        </table:table-row>
        <table:table-row table:style-name="ro6" table:number-rows-repeated="1048512">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9">29.04.2017</text:date>, <text:time>17:58:0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9T17:58:06.09</dc:date>
    <meta:editing-duration>P143DT18H42M35S</meta:editing-duration>
    <meta:editing-cycles>481</meta:editing-cycles>
    <meta:generator>OpenOffice/4.1.2$Win32 OpenOffice.org_project/412m3$Build-9782</meta:generator>
    <meta:document-statistic meta:table-count="10" meta:cell-count="7714"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mkTupleType			As Object
	
	TASN_toString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result.mkTupleType		  = lookupFn("mkTupleType")

		result.TASN_toString = lookupFn("TASN_toString")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Typ] -&gt; Typ"), _
			newFn("mkTupleType",		2, "Typ -&gt; [Typ] -&gt; Typ"), _
			_
			newFn("TASN_toString",	1)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TList_toString":		result = TList_toString(	a0)
		Case "TParser_toString":	result = TParser_toString(	a0)
		Case "TASN_toString":		result = TASN_toString(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mkTupleType":	result = mkTupleType(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0) Then ' yet uninitialized indirection
				result = "(ind " &amp; p.st1 &amp; " Nothing)"
			ElseIf p.st2 Then ' seen it before
				result = p.st1 ' contains a name like Rule_123
			Else ' initialized but not seen before
				p.st2 = True	' set the "visited"-mark
				result = p.st1 &amp; " ::= "
				' In the new rule, start over fresh indent and var counter
				indent = Space(Len(result))
				Dim j As Integer
				j = 0
				result = result &amp; _TParser_toString(p.st, j, indent, True, rules)
				rules = cons(result, rules)
				result = p.st1	' just return the name
				p.st2 = False	' delete "visited"-mark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Or (p.st.tp = "bind") Then
				result = "(" &amp; _TParser_toString(p.st, k, indent &amp; " ", False, rules) &amp; ")"
			Else
				result = _TParser_toString(p.st, k, indent, False, rules)
			End If
			result = result &amp; "+"
		Case "choice"
			Dim altL As Object, altR As Object
			altL = p.st0
			altR = p.st1
			If isPZeroOrOne(p) Then
				' it has shape p +++ return Empty
				' so it's effectively "zero-or-one" p, which can be written as "p?"
				
				If (altL.tp = "choice") Or (altL.tp = "bind") Then
					result = "(" &amp; _TParser_toString(altL, k, indent &amp; " ", False, rules) &amp; ")"
				Else
					result = _TParser_toString(altL, k, indent, False, rules)
				End If
				result = result &amp; "?"
			ElseIf isPMany(p) Then
				' it has shape many1 p +++ return nil
				If (altL.st.tp = "choice") Or (altL.st.tp = "bind") Then
					result = "(" &amp; _TParser_toString(altL.st, k, indent &amp; " ", False, rules) &amp; ")"
				Else
					result = _TParser_toString(altL.st, k, indent, False, rules)
				End If
				result = result &amp; "*"
			Else
				Dim altLStr As String, altRStr As String
				If isNewLines Then
					altLStr = _TParser_toString(altL, k, indent, isNewLines, rules)
					altRStr = _TParser_toString(altR, k, indent, isNewLines, rules)	
					result = altLStr _
						   &amp; chr(13) &amp; chr(10) _
						   &amp; space(len(indent) - 2) _
						   &amp; "| " _
						   &amp; altRStr
				Else
					altLStr = _TParser_toString(altL, k, indent, isNewLines, rules)
					altRStr = _TParser_toString(altR, k, indent, isNewLines, rules)
					If altL.tp = "bind" Then
						altLStr = "(" &amp; altLStr &amp; ")"
					End If
					If altR.tp = "bind" Then
						altRStr = "(" &amp; altRStr &amp; ")"
					End If
					result = altLStr _
						   &amp; " | " _
						   &amp; altRStr
				End If
			End If
		Case "bind"
			Dim q As Object
			q = p.st(0)
			f = p.st(1)
			result = _TParser_toString(q, k, indent, False, rules) &amp; " &gt;&gt;= "
			If isKsomething(f) Then
				q = car(partialArgs(f)) ' peel off the K
				If isKreturn(f) Then
					Dim v As Variant			
					v = q.st ' peel off the pReturn
					result = result &amp; "\_.return " &amp; toString(v)
				Else
					result = result &amp; "\_." &amp; _TParser_toString(q, k, indent, False, rules)
				End If
			Else
				If isBreturn(f) Then
					f = car(partialArgs(f)) ' get out B's 2nd arg (they're in reverse!)
					result = result &amp; "return ° "
				End If
				result = result &amp; TFn_toString(f)
			End I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ps(i).st, k, innerIndent, isNewLines, rules)
				Else
					If ps(i).tp = "choice" Then
						isNewLines = True
					Else
						isNewLines = False
					End If
					result = result &amp; "a" &amp; k
					args = args &amp; " a" &amp; k
					k = k + 1
					result = result _
						   &amp; " &lt;- " _
						   &amp; _TParser_toString(ps(i), k, innerIndent, isNewLines,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Ind("BinDigit")
		result = fixIndirection(result,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assert_parses(p, getFnTypeStr(Fn.isNil), "(-&gt; (List ['a]) Bool)", 15).x
	assert_parses(p, getFnTypeStr(Fn.flatten), "(-&gt; (List [(List ['a])]) (List ['a]))", 22).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Equal(apply(f, pFail), "fail").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mkDeriv(s As String, cs As Object)
	If isNil(cs) Then
		mkDeriv = mkASN(Empty, s, cs)
	Else
		mkDeriv = mkASN(s, Empty, cs)
	End If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lbl As Variant, val As Variant
	result = prefixN
	lbl = asnLabel(n)
	val = asnValue(n)
	If isEmpty(lbl) Then
		If isEmpty(val) Then
			result = prefixN &amp; ":"
			prefixC = prefixC &amp; " "
		Else
			val = toString(val)
			result = prefixN &amp; val
			prefixC = prefixC &amp; Space(Len(val) - 1)
		End If
	Else
		If Not(isString(lbl)) Then
			lbl = toString(lbl)
		End If
		If isEmpty(val) Then
			result = prefixN &amp; lbl
			prefixC = prefixC &amp; Space(Len(lbl) - 1)
		Else
			result = prefixN &amp; lbl &amp; ":" &amp; toString(val)
			prefixC = prefixC &amp; Space(Len(lbl))
		End If
	End If
	If Not(asnIsLeaf(n)) Then
		Dim k As Integer, i As Integer
		k = asnChildCount(n) - 1
		For i = 0 To k
			If (i = k) Then ' last child
				result = result _
					   &amp; chr(13) &amp; chr(10) _
					   &amp; _TASN_toString( _
					   		asnChild(n, i), _
							prefixC &amp; "└─" , _
							prefixC &amp; "  " _
						 )
			Else
				result = result _
					   &amp; chr(13) &amp; chr(10) _
					   &amp; _TASN_toString( _
					   		asnChild(n, i), _
							prefixC &amp; "├─" , _
							prefixC &amp; "│ " _
						 )
			End If
		Next i
	End If
	_TASN_toString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 tests ======================================================================

Function test_AST()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eriv("A", nil)
	n0 = mkDeriv("I", List(n0))
	n0 = mkDeriv("F", List(n0))
	n0 = mkDeriv("T", List(n0))
	
	n1 = mkDeriv("+", nil)
	
	n2 = mkDeriv("B", nil)
	n2 = mkDeriv("I", List(n2))
	n2 = mkDeriv("F", List(n2))
	
	n3 = mkDeriv("*", nil)
	
	n4 = mkDeriv("C", nil)
	n4 = mkDeriv("I", List(n4))
	n4 = mkDeriv("F", List(n4))
	n4 = mkDeriv("T", List(n4))
	
	n4 = mkDeriv("T", List(n2, n3, n4))
	n4 = mkDeriv("S", List(n4))

	n4 = mkDeriv("S", List(n0, n1, n4))
	
	s = toString(n4)
	test_AST = s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tests ======================================================================

Function test_PrsLogic()
	test_PrsLogic_mkConst()
	test_PrsLogic_mkVar()
	test_PrsLogic_mkUnaryOp()
	test_PrsLogic_mkBinaryOp()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